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.246cm" fo:min-width="3.68cm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.246cm" fo:min-width="3.679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246cm" fo:min-width="3.68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508cm" fo:min-width="3.801cm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1.511cm" fo:min-width="3.801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51cm" fo:min-width="3.8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1.509cm" fo:min-width="3.801cm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 fo:min-height="1.509cm" fo:min-width="3.8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1.509cm" fo:min-width="3.801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1.51cm" fo:min-width="3.801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.927cm" fo:min-width="2.753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0.929cm" fo:min-width="2.803cm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 fo:min-height="0.928cm" fo:min-width="2.803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806cm" fo:min-width="4.348cm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1.805cm" fo:min-width="4.347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0.928cm" fo:min-width="2.753cm"/>
    </style:style>
    <style:style style:name="gr18" style:family="graphic" style:parent-style-name="standard">
      <style:graphic-properties draw:fill-color="#e6e6ff" draw:textarea-horizontal-align="justify" draw:textarea-vertical-align="middle" draw:auto-grow-height="false" fo:min-height="0.929cm" fo:min-width="2.804cm"/>
    </style:style>
    <style:style style:name="gr19" style:family="graphic" style:parent-style-name="standard">
      <style:graphic-properties draw:fill-color="#e6e6ff" draw:textarea-horizontal-align="justify" draw:textarea-vertical-align="middle" draw:auto-grow-height="false" fo:min-height="1.51cm" fo:min-width="3.8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320"/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-color="#e6e6ff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-color="#729fcf"/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7" style:family="paragraph"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-3.3cm" svg:y1="17.2cm" svg:x2="-3.2cm" svg:y2="17.1cm">
          <text:p/>
        </draw:line>
        <draw:g>
          <draw:g>
            <draw:custom-shape draw:style-name="gr2" draw:text-style-name="P3" draw:layer="layout" svg:width="4.18cm" svg:height="1.496cm" svg:x="8.61cm" svg:y="22.553cm">
              <text:p text:style-name="P2"><text:span text:style-name="T1">View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179cm" svg:height="1.496cm" svg:x="13.521cm" svg:y="22.553cm">
              <text:p text:style-name="P2"><text:span text:style-name="T1">Controller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18cm" svg:height="1.496cm" svg:x="3.7cm" svg:y="22.553cm">
              <text:p text:style-name="P2"><text:span text:style-name="T1">Model</text:span></text:p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5" draw:text-style-name="P4" draw:layer="layout" svg:width="4.301cm" svg:height="1.758cm" svg:x="12.341cm" svg:y="6.326cm">
              <text:p text:style-name="P2"><text:span text:style-name="T1">Site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301cm" svg:height="1.761cm" svg:x="9.554cm" svg:y="16.147cm">
              <text:p text:style-name="P2"><text:span text:style-name="T1">About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4.3cm" svg:height="1.76cm" svg:x="9.474cm" svg:y="11.853cm">
              <text:p text:style-name="P2"><text:span text:style-name="T1">Documentation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.301cm" svg:height="1.759cm" svg:x="9.547cm" svg:y="18.367cm">
              <text:p text:style-name="P2"><text:span text:style-name="T1">Other Pages</text:span></text:p>
              <text:p text:style-name="P2"><text:span text:style-name="T1">(as required)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.301cm" svg:height="1.759cm" svg:x="9.474cm" svg:y="9.624cm">
              <text:p text:style-name="P2"><text:span text:style-name="T1">Dashboard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4.3cm" svg:height="1.759cm" svg:x="9.548cm" svg:y="13.995cm">
              <text:p text:style-name="P2"><text:span text:style-name="T1">Page</text:span></text:p>
              <text:p text:style-name="P2"><text:span text:style-name="T1">with</text:span></text:p>
              <text:p text:style-name="P2"><text:span text:style-name="T1">Services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4.301cm" svg:height="1.759cm" svg:x="15.199cm" svg:y="9.552cm">
              <text:p text:style-name="P2"><text:span text:style-name="T1">Header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4.301cm" svg:height="1.76cm" svg:x="15.199cm" svg:y="13.688cm">
              <text:p text:style-name="P2"><text:span text:style-name="T1">Footer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3.253cm" svg:height="1.177cm" svg:x="5.34cm" svg:y="8.306cm">
              <text:p text:style-name="P2"><text:span text:style-name="T1">Card 1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3.303cm" svg:height="1.179cm" svg:x="5.317cm" svg:y="9.859cm">
              <text:p text:style-name="P2"><text:span text:style-name="T1">Card 2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3.303cm" svg:height="1.178cm" svg:x="5.317cm" svg:y="11.36cm">
              <text:p text:style-name="P2"><text:span text:style-name="T1">Card 3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5" draw:layer="layout" svg:width="4.848cm" svg:height="2.056cm" draw:transform="rotate (1.5707963267949) translate (1.941cm 14.758cm)">
              <text:p text:style-name="P2"><text:span text:style-name="T1">Models</text:span></text:p>
              <draw:enhanced-geometry svg:viewBox="0 0 21600 21600" draw:mirror-horizontal="false" draw:type="rectangle" draw:enhanced-path="M 0 0 L 21600 0 21600 21600 0 21600 0 0 Z N"/>
            </draw:custom-shape>
            <draw:custom-shape draw:style-name="gr16" draw:text-style-name="P4" draw:layer="layout" svg:width="4.847cm" svg:height="2.055cm" svg:x="1.928cm" svg:y="3.732cm">
              <text:p text:style-name="P2"><text:span text:style-name="T1">Database Acces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4.847cm" svg:height="2.055cm" svg:x="1.846cm" svg:y="18.245cm">
              <text:p text:style-name="P2"><text:span text:style-name="T1">Service Access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3.253cm" svg:height="1.178cm" svg:x="5.399cm" svg:y="13.688cm">
              <text:p text:style-name="P2"><text:span text:style-name="T1">Card 4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4" draw:layer="layout" svg:width="3.304cm" svg:height="1.179cm" svg:x="5.376cm" svg:y="15.241cm">
              <text:p text:style-name="P2"><text:span text:style-name="T1">Card 5</text:span></text:p>
              <draw:enhanced-geometry svg:viewBox="0 0 21600 21600" draw:type="rectangle" draw:enhanced-path="M 0 0 L 21600 0 21600 21600 0 21600 0 0 Z N"/>
            </draw:custom-shape>
            <draw:line draw:style-name="gr1" draw:text-style-name="P6" draw:layer="layout" svg:x1="6.055cm" svg:y1="17.984cm" svg:x2="6.135cm" svg:y2="17.907cm">
              <text:p/>
            </draw:line>
            <draw:line draw:style-name="gr1" draw:text-style-name="P6" draw:layer="layout" svg:x1="4.624cm" svg:y1="14.302cm" svg:x2="5.419cm" svg:y2="14.302cm">
              <text:p/>
            </draw:line>
            <draw:line draw:style-name="gr1" draw:text-style-name="P6" draw:layer="layout" svg:x1="4.624cm" svg:y1="15.759cm" svg:x2="5.34cm" svg:y2="15.759cm">
              <text:p/>
            </draw:line>
            <draw:line draw:style-name="gr1" draw:text-style-name="P6" draw:layer="layout" svg:x1="4.624cm" svg:y1="8.857cm" svg:x2="4.624cm" svg:y2="15.76cm">
              <text:p/>
            </draw:line>
            <draw:line draw:style-name="gr1" draw:text-style-name="P6" draw:layer="layout" svg:x1="5.34cm" svg:y1="12.078cm" svg:x2="4.624cm" svg:y2="12.078cm">
              <text:p/>
            </draw:line>
            <draw:line draw:style-name="gr1" draw:text-style-name="P6" draw:layer="layout" svg:x1="5.34cm" svg:y1="10.467cm" svg:x2="4.624cm" svg:y2="10.467cm">
              <text:p/>
            </draw:line>
            <draw:line draw:style-name="gr1" draw:text-style-name="P6" draw:layer="layout" svg:x1="5.34cm" svg:y1="8.857cm" svg:x2="4.624cm" svg:y2="8.857cm">
              <text:p/>
            </draw:line>
            <draw:line draw:style-name="gr1" draw:text-style-name="P6" draw:layer="layout" svg:x1="8.6cm" svg:y1="8.78cm" svg:x2="9.395cm" svg:y2="10.391cm">
              <text:p/>
            </draw:line>
            <draw:line draw:style-name="gr1" draw:text-style-name="P6" draw:layer="layout" svg:x1="8.679cm" svg:y1="10.39cm" svg:x2="9.395cm" svg:y2="10.39cm">
              <text:p/>
            </draw:line>
            <draw:line draw:style-name="gr1" draw:text-style-name="P6" draw:layer="layout" svg:x1="8.6cm" svg:y1="11.847cm" svg:x2="9.475cm" svg:y2="10.39cm">
              <text:p/>
            </draw:line>
            <draw:line draw:style-name="gr1" draw:text-style-name="P6" draw:layer="layout" svg:x1="8.679cm" svg:y1="14.225cm" svg:x2="9.554cm" svg:y2="14.839cm">
              <text:p/>
            </draw:line>
            <draw:line draw:style-name="gr1" draw:text-style-name="P6" draw:layer="layout" svg:x1="8.679cm" svg:y1="15.759cm" svg:x2="9.554cm" svg:y2="14.839cm">
              <text:p/>
            </draw:line>
            <draw:line draw:style-name="gr1" draw:text-style-name="P6" draw:layer="layout" svg:x1="14.246cm" svg:y1="8.09cm" svg:x2="14.326cm" svg:y2="19.288cm">
              <text:p/>
            </draw:line>
            <draw:line draw:style-name="gr1" draw:text-style-name="P6" draw:layer="layout" svg:x1="13.848cm" svg:y1="19.287cm" svg:x2="14.405cm" svg:y2="19.287cm">
              <text:p/>
            </draw:line>
            <draw:line draw:style-name="gr1" draw:text-style-name="P6" draw:layer="layout" svg:x1="13.848cm" svg:y1="16.91cm" svg:x2="14.325cm" svg:y2="16.91cm">
              <text:p/>
            </draw:line>
            <draw:line draw:style-name="gr1" draw:text-style-name="P6" draw:layer="layout" svg:x1="13.848cm" svg:y1="14.839cm" svg:x2="14.325cm" svg:y2="14.839cm">
              <text:p/>
            </draw:line>
            <draw:custom-shape draw:style-name="gr19" draw:text-style-name="P4" draw:layer="layout" svg:width="4.3cm" svg:height="1.76cm" svg:x="15.193cm" svg:y="11.622cm">
              <text:p text:style-name="P2"><text:span text:style-name="T1">Content</text:span></text:p>
              <draw:enhanced-geometry svg:viewBox="0 0 21600 21600" draw:type="rectangle" draw:enhanced-path="M 0 0 L 21600 0 21600 21600 0 21600 0 0 Z N"/>
            </draw:custom-shape>
            <draw:line draw:style-name="gr1" draw:text-style-name="P6" draw:layer="layout" svg:x1="3.997cm" svg:y1="12.24cm" svg:x2="4.624cm" svg:y2="12.24cm">
              <text:p/>
            </draw:line>
            <draw:line draw:style-name="gr20" draw:text-style-name="P7" draw:layer="layout" svg:x1="2.921cm" svg:y1="14.749cm" svg:x2="2.921cm" svg:y2="18.244cm">
              <text:p/>
            </draw:line>
            <draw:line draw:style-name="gr20" draw:text-style-name="P7" draw:layer="layout" svg:x1="2.832cm" svg:y1="9.91cm" svg:x2="2.832cm" svg:y2="5.788cm">
              <text:p/>
            </draw:line>
            <draw:line draw:style-name="gr1" draw:text-style-name="P6" draw:layer="layout" svg:x1="13.765cm" svg:y1="12.778cm" svg:x2="14.213cm" svg:y2="12.778cm">
              <text:p/>
            </draw:line>
            <draw:line draw:style-name="gr1" draw:text-style-name="P6" draw:layer="layout" svg:x1="13.765cm" svg:y1="10.537cm" svg:x2="14.303cm" svg:y2="10.537cm">
              <text:p/>
            </draw:line>
            <draw:line draw:style-name="gr1" draw:text-style-name="P6" draw:layer="layout" svg:x1="14.661cm" svg:y1="8.118cm" svg:x2="14.661cm" svg:y2="14.839cm">
              <text:p/>
            </draw:line>
            <draw:line draw:style-name="gr1" draw:text-style-name="P6" draw:layer="layout" svg:x1="14.661cm" svg:y1="14.839cm" svg:x2="15.199cm" svg:y2="14.839cm">
              <text:p/>
            </draw:line>
            <draw:line draw:style-name="gr1" draw:text-style-name="P6" draw:layer="layout" svg:x1="14.661cm" svg:y1="12.509cm" svg:x2="15.199cm" svg:y2="12.509cm">
              <text:p/>
            </draw:line>
            <draw:line draw:style-name="gr1" draw:text-style-name="P6" draw:layer="layout" svg:x1="14.661cm" svg:y1="10.537cm" svg:x2="15.199cm" svg:y2="10.53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1-31T16:04:05.443208491</meta:creation-date>
    <dc:date>2016-02-18T17:46:07.822596555</dc:date>
    <dc:creator>James Bergeron</dc:creator>
    <meta:editing-duration>PT33M48S</meta:editing-duration>
    <meta:editing-cycles>6</meta:editing-cycles>
    <meta:generator>LibreOffice/5.0.3.2$Linux_X86_64 LibreOffice_project/00m0$Build-2</meta:generator>
    <meta:document-statistic meta:object-count="49"/>
  </office:meta>
</office:document-meta>
</file>